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4f81bd" draw:opacity="82%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list-style-name="L5">
      <style:graphic-properties draw:stroke="none" svg:stroke-width="0cm" draw:fill="solid" draw:fill-color="#4f81bd" draw:opacity="82%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0cm"/>
    </style:style>
    <style:style style:name="gr7" style:family="graphic" style:list-style-name="L5">
      <style:graphic-properties draw:stroke="none" svg:stroke-width="0cm" draw:fill="solid" draw:fill-color="#4f81bd" draw:opacity="82%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elfoli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notes">
      <style:graphic-properties draw:fill-color="#ffffff" fo:min-height="13.365cm"/>
    </style:style>
    <style:style style:name="pr9" style:family="presentation" style:parent-style-name="Titel_20_und_20_Inhalt-title">
      <style:graphic-properties draw:stroke="none" svg:stroke-width="0cm" draw:fill="solid" draw:fill-color="#4f81bd" draw:opacity="82%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el_20_und_20_Inhalt-notes">
      <style:graphic-properties draw:fill-color="#ffffff" fo:min-height="11.43cm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4pt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4pt" fo:hyphenate="false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hasenübergange des Ising Modells</text:span></text:p>
          </draw:text-box>
        </draw:frame>
        <draw:frame draw:name="Untertitel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Monte Carlo Simulation</text:span></text:p>
          </draw:text-box>
        </draw:frame>
        <draw:frame draw:name="Fußzeilenplatzhalter 3" presentation:style-name="pr3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1" presentation:class="page"/>
          <draw:frame draw:name="Notizenplatzhalter 2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1">
        <draw:frame draw:name="Inhaltsplatzhalt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5">Theorie und Grundlagen</text:span></text:p>
              </text:list-item>
              <text:list-item>
                <text:p text:style-name="P9"><text:span text:style-name="T5">Das Programm</text:span></text:p>
              </text:list-item>
              <text:list-item>
                <text:p text:style-name="P9"><text:span text:style-name="T5">Ergebnisse und Auswertung</text:span></text:p>
              </text:list-item>
              <text:list-item>
                <text:p text:style-name="P9"><text:span text:style-name="T5">Cluster-Update-Verfahren</text:span></text:p>
              </text:list-item>
              <text:list-item>
                <text:p text:style-name="P9"><text:span text:style-name="T5">Fazit</text:span></text:p>
              </text:list-item>
            </text:list>
          </draw:text-box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Titel 1" draw:style-name="gr2" draw:text-style-name="P2" draw:layer="layout" svg:width="25.399cm" svg:height="1.523cm" svg:x="0cm" svg:y="0cm">
          <text:p text:style-name="P10"><text:span text:style-name="T1">Glied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orie und Grundlagen" draw:style-name="dp1" draw:master-page-name="Titel_20_und_20_Inhalt" presentation:presentation-page-layout-name="AL2T11">
        <draw:frame draw:name="Titel 1" presentation:style-name="pr9" draw:text-style-name="P2" draw:layer="layout" svg:width="25.399cm" svg:height="1.523cm" svg:x="0cm" svg:y="0cm" presentation:class="title" presentation:user-transformed="true">
          <draw:text-box>
            <text:p text:style-name="P11"><text:span text:style-name="T1">Theorie und Grundlagen</text:span></text:p>
          </draw:text-box>
        </draw:frame>
        <draw:frame draw:name="Inhaltsplatzhalter 2" presentation:style-name="pr6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Inhaltsplatzhalt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5">Ablauf und Parameter</text:span></text:p>
              </text:list-item>
            </text:list>
          </draw:text-box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Titel 1" draw:style-name="gr2" draw:text-style-name="P2" draw:layer="layout" svg:width="25.399cm" svg:height="1.523cm" svg:x="0cm" svg:y="0cm">
          <text:p text:style-name="P10"><text:span text:style-name="T1">Das Progra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Titel 1" draw:style-name="gr2" draw:text-style-name="P2" draw:layer="layout" svg:width="25.399cm" svg:height="1.523cm" svg:x="0cm" svg:y="0cm">
          <text:p text:style-name="P10"><text:span text:style-name="T1">Konvergenz des Metropolis-Verfah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20.719cm" svg:height="3.095cm" svg:x="3.6cm" svg:y="4.8cm">
          <draw:text-box>
            <text:list text:style-name="L6">
              <text:list-item>
                <text:p>Gitterkonfiguration konvergiert zu einer bestimmten inneren Energie E</text:p>
              </text:list-item>
              <text:list-item>
                <text:p>Für diese Energie E bestizt die freie Energie F ein Minimum </text:p>
              </text:list-item>
              <text:list-item>
                <text:p>Gitterkonfiguration bestimmt auch Magnetisierung m des Systems.</text:p>
              </text:list-item>
              <text:list-item>
                <text:p>Folgerung: Magnetisierung m konvergiert.</text:p>
              </text:list-item>
            </text:list>
          </draw:text-box>
        </draw:frame>
        <draw:frame draw:name="Inhaltsplatzhalter 5" draw:style-name="gr4" draw:text-style-name="P12" draw:layer="layout" svg:width="12.516cm" svg:height="8.69cm" svg:x="6.8cm" svg:y="8.31cm">
          <draw:image xlink:href="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Grafik 5" draw:style-name="gr4" draw:text-style-name="P12" draw:layer="layout" svg:width="12.899cm" svg:height="8.016cm" svg:x="-0.501cm" svg:y="0.707cm">
          <draw:image xlink:href="">
            <text:p/>
          </draw:image>
        </draw:frame>
        <draw:frame draw:name="Grafik 6" draw:style-name="gr4" draw:text-style-name="P12" draw:layer="layout" svg:width="12cm" svg:height="8.016cm" svg:x="12.9cm" svg:y="0.707cm">
          <draw:image xlink:href="">
            <text:p/>
          </draw:image>
        </draw:frame>
        <draw:frame draw:name="Grafik 7" draw:style-name="gr4" draw:text-style-name="P12" draw:layer="layout" svg:width="12.899cm" svg:height="8.122cm" svg:x="-0.501cm" svg:y="9.325cm">
          <draw:image xlink:href="">
            <text:p/>
          </draw:image>
        </draw:frame>
        <draw:frame draw:name="Grafik 8" draw:style-name="gr4" draw:text-style-name="P12" draw:layer="layout" svg:width="12cm" svg:height="8.016cm" svg:x="12.9cm" svg:y="9.325cm">
          <draw:image xlink:href="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Inhaltsplatzhalter 5" draw:style-name="gr4" draw:text-style-name="P12" draw:layer="layout" svg:width="12.516cm" svg:height="8.69cm" svg:x="0.041cm" svg:y="4.81cm">
          <draw:image xlink:href="">
            <text:p/>
          </draw:image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Inhaltsplatzhalter 5" draw:style-name="gr4" draw:text-style-name="P12" draw:layer="layout" svg:width="12.84cm" svg:height="8.915cm" svg:x="12.559cm" svg:y="4.81cm">
          <draw:image xlink:href="">
            <text:p/>
          </draw:image>
        </draw:frame>
        <draw:custom-shape draw:name="Titel 1" draw:style-name="gr2" draw:text-style-name="P2" draw:layer="layout" svg:width="25.399cm" svg:height="1.523cm" svg:x="0cm" svg:y="0cm">
          <text:p text:style-name="P10"><text:span text:style-name="T1">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17.334cm" svg:height="1.673cm" svg:x="4.866cm" svg:y="3.137cm">
          <draw:text-box>
            <text:p>Temperaturabhängigkeit der Magnetisierung des 2D-Gitters:</text:p>
            <text:p><text:tab/><text:tab/> Auswirkung der Startkonfiguration </text:p>
          </draw:text-box>
        </draw:frame>
        <draw:frame draw:style-name="gr3" draw:layer="layout" svg:width="9.756cm" svg:height="0.962cm" svg:x="10.8cm" svg:y="16cm">
          <draw:text-box>
            <text:p>Phasenübergang an T_c ~= 2,26</text:p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Inhaltsplatzhalter 5" draw:style-name="gr4" draw:text-style-name="P12" draw:layer="layout" svg:width="12.516cm" svg:height="8.69cm" svg:x="0.041cm" svg:y="4.81cm">
          <draw:image xlink:href="">
            <text:p/>
          </draw:image>
        </draw:frame>
        <draw:frame draw:name="Fußzeilenplatzhalter 3" presentation:style-name="pr11" draw:text-style-name="P14" draw:layer="layout" svg:width="8.042cm" svg:height="1.013cm" svg:x="8.678cm" svg:y="17.657cm" presentation:class="footer" presentation:user-transformed="true">
          <draw:text-box>
            <text:p text:style-name="P13"><text:span text:style-name="T3">Niek Andresen Robert Hartmann Jan Fabian Schmid</text:span></text:p>
          </draw:text-box>
        </draw:frame>
        <draw:frame draw:name="Foliennummernplatzhalter 4" presentation:style-name="pr12" draw:text-style-name="P16" draw:layer="layout" svg:width="5.926cm" svg:height="1.013cm" svg:x="18.203cm" svg:y="17.657cm" presentation:class="page-number" presentation:user-transformed="true">
          <draw:text-box>
            <text:p text:style-name="P15"><text:span text:style-name="T3"><text:page-number>&lt;Nummer&gt;</text:page-number></text:span></text:p>
          </draw:text-box>
        </draw:frame>
        <draw:frame draw:name="Inhaltsplatzhalter 5" draw:style-name="gr4" draw:text-style-name="P12" draw:layer="layout" svg:width="12.84cm" svg:height="8.915cm" svg:x="12.559cm" svg:y="4.81cm">
          <draw:image xlink:href="">
            <text:p/>
          </draw:image>
        </draw:frame>
        <draw:custom-shape draw:name="Titel 1" draw:style-name="gr5" draw:text-style-name="P17" draw:layer="Layout" svg:width="25.399cm" svg:height="1.523cm" svg:x="0cm" svg:y="0cm">
          <text:p text:style-name="P10"><text:span text:style-name="T1">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17.334cm" svg:height="1.673cm" svg:x="3.8cm" svg:y="3.137cm">
          <draw:text-box>
            <text:p>Temperaturabhängigkeit der Magnetisierung des 3D-Gitters:</text:p>
            <text:p><text:tab/><text:tab/> Auswirkung der Startkonfiguration</text:p>
          </draw:text-box>
        </draw:frame>
        <draw:frame draw:style-name="gr3" draw:layer="layout" svg:width="9.405cm" svg:height="0.962cm" svg:x="9.2cm" svg:y="15.6cm">
          <draw:text-box>
            <text:p>Phasenübergang an T_c ~= 4,5</text:p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Inhaltsplatzhalter 5" draw:style-name="gr4" draw:text-style-name="P12" draw:layer="layout" svg:width="13.307cm" svg:height="12.327cm" svg:x="0.093cm" svg:y="3.873cm">
          <draw:image xlink:href="">
            <text:p/>
          </draw:image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Titel 1" draw:style-name="gr2" draw:text-style-name="P2" draw:layer="layout" svg:width="25.399cm" svg:height="1.523cm" svg:x="0cm" svg:y="0cm">
          <text:p text:style-name="P10"><text:span text:style-name="T1">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13.067cm" svg:height="2.073cm" svg:x="6.4cm" svg:y="1.8cm">
          <draw:text-box>
            <text:p>Temperaturabhängigkeit der Magnetisierung:</text:p>
            <text:p><text:tab/><text:tab/> Auswirkung des externen Feldes </text:p>
          </draw:text-box>
        </draw:frame>
        <draw:frame draw:name="Inhaltsplatzhalter 5" draw:style-name="gr4" draw:text-style-name="P12" draw:layer="layout" svg:width="13cm" svg:height="12.571cm" svg:x="11.729cm" svg:y="3.841cm">
          <draw:image xlink:href="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Inhaltsplatzhalter 5" draw:style-name="gr4" draw:text-style-name="P12" draw:layer="layout" svg:width="12.516cm" svg:height="8.69cm" svg:x="0.041cm" svg:y="4.81cm">
          <draw:image xlink:href="">
            <text:p/>
          </draw:image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Inhaltsplatzhalter 5" draw:style-name="gr4" draw:text-style-name="P12" draw:layer="layout" svg:width="12.84cm" svg:height="8.915cm" svg:x="12.559cm" svg:y="4.81cm">
          <draw:image xlink:href="">
            <text:p/>
          </draw:image>
        </draw:frame>
        <draw:custom-shape draw:name="Titel 1" draw:style-name="gr2" draw:text-style-name="P2" draw:layer="layout" svg:width="25.399cm" svg:height="1.523cm" svg:x="0cm" svg:y="0cm">
          <text:p text:style-name="P10"><text:span text:style-name="T1">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15.92cm" svg:height="1.673cm" svg:x="3.08cm" svg:y="2.6cm">
          <draw:text-box>
            <text:p>Abhängigkeit der Magnetisierung von externen Feldern</text:p>
            <text:p>bei verschiedenen Temperaturen:</text:p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Fußzeilenplatzhalter 3" presentation:style-name="pr13" draw:text-style-name="P14" draw:layer="layout" svg:width="8.042cm" svg:height="1.013cm" svg:x="8.678cm" svg:y="17.657cm" presentation:class="footer" presentation:user-transformed="true">
          <draw:text-box>
            <text:p text:style-name="P13"><text:span text:style-name="T3">Niek Andresen Robert Hartmann Jan Fabian Schmid</text:span></text:p>
          </draw:text-box>
        </draw:frame>
        <draw:frame draw:name="Foliennummernplatzhalter 4" presentation:style-name="pr14" draw:text-style-name="P16" draw:layer="layout" svg:width="5.926cm" svg:height="1.013cm" svg:x="18.203cm" svg:y="17.657cm" presentation:class="page-number" presentation:user-transformed="true">
          <draw:text-box>
            <text:p text:style-name="P15"><text:span text:style-name="T3"><text:page-number>&lt;Nummer&gt;</text:page-number></text:span></text:p>
          </draw:text-box>
        </draw:frame>
        <draw:frame draw:name="Inhaltsplatzhalter 5" draw:style-name="gr4" draw:text-style-name="P12" draw:layer="layout" svg:width="12.84cm" svg:height="8.915cm" svg:x="12.2cm" svg:y="2.2cm">
          <draw:image xlink:href="">
            <text:p/>
          </draw:image>
        </draw:frame>
        <draw:custom-shape draw:name="Titel 1" draw:style-name="gr7" draw:text-style-name="P17" draw:layer="Layout" svg:width="25.399cm" svg:height="1.523cm" svg:x="0cm" svg:y="0cm">
          <text:p text:style-name="P10"><text:span text:style-name="T1">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18.882cm" svg:height="12.338cm" svg:x="1cm" svg:y="2.8cm">
          <draw:text-box>
            <text:list text:style-name="L6">
              <text:list-header>
                <text:p>Schaltverhalten für Hysterese:</text:p>
              </text:list-header>
              <text:list-item>
                <text:p>Es gilt: T&lt;T_c → 2 Minima</text:p>
              </text:list-item>
              <text:list-item>
                <text:p>Externes Feld sorgt für Verschiebung </text:p>
                <text:p>der Minima</text:p>
              </text:list-item>
              <text:list-item>
                <text:p>Ab einem bestimmten |B|&gt;0 wird ein</text:p>
                <text:p>Minimum zum Wendepunkt</text:p>
              </text:list-item>
              <text:list-item>
                <text:p>Energieminimierung zum tieferen Minimum</text:p>
              </text:list-item>
              <text:list-item>
                <text:p>möglich</text:p>
              </text:list-item>
              <text:list-item>
                <text:p>Magnetisierung schaltet um</text:p>
                <text:p/>
                <text:p/>
                <text:p/>
                <text:p/>
                <text:p>Schaltverhalten einfacher Durchlauf:</text:p>
              </text:list-item>
              <text:list-item>
                <text:p>Es gilt: T&gt;=T_c → 1 Minimum bei m=0</text:p>
              </text:list-item>
              <text:list-item>
                <text:p>Auschmierungseffekte sorgen für Magnetisierung des System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Inhaltsplatzhalt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xml:id="id1" text:id="id1" text:style-name="P9"><text:span text:style-name="T5">Cluster bilden</text:span></text:p>
              </text:list-item>
              <text:list-item>
                <text:p xml:id="id2" text:id="id2" text:style-name="P9"><text:span text:style-name="T5">Konvergenz um Tc</text:span></text:p>
              </text:list-item>
              <text:list-item>
                <text:p xml:id="id3" text:id="id3" text:style-name="P9"><text:span text:style-name="T5">Wolff-Algorithmus</text:span></text:p>
              </text:list-item>
            </text:list>
          </draw:text-box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Titel 1" draw:style-name="gr2" draw:text-style-name="P2" draw:layer="layout" svg:width="25.399cm" svg:height="1.523cm" svg:x="0cm" svg:y="0cm">
          <text:p text:style-name="P10"><text:span text:style-name="T1">Cluster-Update-Verfah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Inhaltsplatzhalter 6" draw:style-name="gr4" draw:text-style-name="P12" xml:id="id4" draw:id="id4" draw:layer="layout" svg:width="6.08cm" svg:height="6.08cm" svg:x="2.219cm" svg:y="4.244cm">
          <draw:image xlink:href="">
            <text:p/>
          </draw:image>
        </draw:frame>
        <draw:frame draw:name="Inhaltsplatzhalter 6" draw:style-name="gr4" draw:text-style-name="P12" xml:id="id7" draw:id="id7" draw:layer="layout" svg:width="6.08cm" svg:height="6.08cm" svg:x="2.219cm" svg:y="10.925cm">
          <draw:image xlink:href="">
            <text:p/>
          </draw:image>
        </draw:frame>
        <draw:frame draw:name="Inhaltsplatzhalter 6" draw:style-name="gr4" draw:text-style-name="P12" xml:id="id5" draw:id="id5" draw:layer="layout" svg:width="6.08cm" svg:height="6.08cm" svg:x="9.5cm" svg:y="4.124cm">
          <draw:image xlink:href="">
            <text:p/>
          </draw:image>
        </draw:frame>
        <draw:frame draw:name="Inhaltsplatzhalter 6" draw:style-name="gr4" draw:text-style-name="P12" xml:id="id8" draw:id="id8" draw:layer="layout" svg:width="6.08cm" svg:height="6.08cm" svg:x="9.5cm" svg:y="10.845cm">
          <draw:image xlink:href="">
            <text:p/>
          </draw:image>
        </draw:frame>
        <draw:frame draw:name="Inhaltsplatzhalter 6" draw:style-name="gr4" draw:text-style-name="P12" xml:id="id6" draw:id="id6" draw:layer="layout" svg:width="6.08cm" svg:height="6.08cm" svg:x="16.42cm" svg:y="4.244cm">
          <draw:image xlink:href="">
            <text:p/>
          </draw:image>
        </draw:frame>
        <draw:frame draw:name="Inhaltsplatzhalter 6" draw:style-name="gr4" draw:text-style-name="P12" xml:id="id9" draw:id="id9" draw:layer="layout" svg:width="6.08cm" svg:height="6.08cm" svg:x="16.42cm" svg:y="10.845cm">
          <draw:image xlink:href="">
            <text:p/>
          </draw:image>
        </draw:frame>
        <draw:custom-shape draw:name="Titel 1" draw:style-name="gr2" draw:text-style-name="P2" draw:layer="layout" svg:width="25.399cm" svg:height="1.523cm" svg:x="0cm" svg:y="0cm">
          <text:p text:style-name="P10"><text:span text:style-name="T1">Wolff-Algorithm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Inhaltsplatzhalter 6" draw:style-name="gr4" draw:text-style-name="P12" draw:layer="layout" svg:width="13.351cm" svg:height="9.269cm" svg:x="-0.688cm" svg:y="5.26cm">
          <draw:image xlink:href="">
            <text:p/>
          </draw:image>
        </draw:frame>
        <draw:custom-shape draw:name="Titel 1" draw:style-name="gr2" draw:text-style-name="P2" draw:layer="layout" svg:width="25.399cm" svg:height="1.523cm" svg:x="0cm" svg:y="0cm">
          <text:p text:style-name="P10"><text:span text:style-name="T1">Absolutbetrag bei Cluster 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8" draw:text-style-name="P8" draw:layer="layout" svg:width="5.697cm" svg:height="1.013cm" svg:x="3.139cm" svg:y="14.53cm">
          <text:p text:style-name="P19"><text:span text:style-name="T6">Ohne Absolutbetr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6" draw:style-name="gr4" draw:text-style-name="P12" draw:layer="layout" svg:width="13.351cm" svg:height="9.269cm" svg:x="12.1cm" svg:y="5.26cm">
          <draw:image xlink:href="">
            <text:p/>
          </draw:image>
        </draw:frame>
        <draw:custom-shape draw:name="Textfeld 10" draw:style-name="gr8" draw:text-style-name="P8" draw:layer="layout" svg:width="5.189cm" svg:height="1.013cm" svg:x="16.18cm" svg:y="14.457cm">
          <text:p text:style-name="P19"><text:span text:style-name="T6">Mit Absolutbetr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Inhaltsplatzhalter 6" draw:style-name="gr4" draw:text-style-name="P12" draw:layer="layout" svg:width="12.775cm" svg:height="8.869cm" svg:x="-0.076cm" svg:y="5.325cm">
          <draw:image xlink:href="">
            <text:p/>
          </draw:image>
        </draw:frame>
        <draw:frame draw:name="Inhaltsplatzhalter 6" draw:style-name="gr4" draw:text-style-name="P12" draw:layer="layout" svg:width="12.775cm" svg:height="8.869cm" svg:x="12.1cm" svg:y="5.325cm">
          <draw:image xlink:href="">
            <text:p/>
          </draw:image>
        </draw:frame>
        <draw:custom-shape draw:name="Titel 1" draw:style-name="gr2" draw:text-style-name="P2" draw:layer="layout" svg:width="25.399cm" svg:height="1.523cm" svg:x="0cm" svg:y="0cm">
          <text:p text:style-name="P10"><text:span text:style-name="T1">Vergleich Cluster-Update und Metropo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8" draw:text-style-name="P8" draw:layer="layout" svg:width="4.393cm" svg:height="1.013cm" svg:x="4.115cm" svg:y="13.78cm">
          <text:p text:style-name="P19"><text:span text:style-name="T6">Cluster-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8" draw:text-style-name="P8" draw:layer="layout" svg:width="3.322cm" svg:height="1.013cm" svg:x="16.826cm" svg:y="14.1cm">
          <text:p text:style-name="P19"><text:span text:style-name="T6">Metropo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Inhaltsplatzhalter 5" draw:style-name="gr4" draw:text-style-name="P12" draw:layer="layout" svg:width="12.516cm" svg:height="8.69cm" svg:x="0.041cm" svg:y="4.81cm">
          <draw:image xlink:href="">
            <text:p/>
          </draw:image>
        </draw:frame>
        <draw:frame draw:name="Inhaltsplatzhalter 5" draw:style-name="gr4" draw:text-style-name="P12" draw:layer="layout" svg:width="12.84cm" svg:height="8.915cm" svg:x="12.559cm" svg:y="4.81cm">
          <draw:image xlink:href="">
            <text:p/>
          </draw:image>
        </draw:frame>
        <draw:custom-shape draw:name="Titel 1" draw:style-name="gr2" draw:text-style-name="P2" draw:layer="layout" svg:width="25.399cm" svg:height="1.523cm" svg:x="0cm" svg:y="0cm">
          <text:p text:style-name="P10"><text:span text:style-name="T1">Vergleich Cluster-Update und Metropo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8" draw:text-style-name="P8" draw:layer="layout" svg:width="4.393cm" svg:height="1.013cm" svg:x="4.324cm" svg:y="13.213cm">
          <text:p text:style-name="P19"><text:span text:style-name="T6">Cluster-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8" draw:text-style-name="P8" draw:layer="layout" svg:width="3.322cm" svg:height="1.013cm" svg:x="17.832cm" svg:y="13.213cm">
          <text:p text:style-name="P19"><text:span text:style-name="T6">Metropo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frame draw:name="Inhaltsplatzhalter 5" draw:style-name="gr4" draw:text-style-name="P12" draw:layer="layout" svg:width="12.516cm" svg:height="8.69cm" svg:x="0.041cm" svg:y="4.81cm">
          <draw:image xlink:href="">
            <text:p/>
          </draw:image>
        </draw:frame>
        <draw:frame draw:name="Inhaltsplatzhalter 5" draw:style-name="gr4" draw:text-style-name="P12" draw:layer="layout" svg:width="12.84cm" svg:height="8.915cm" svg:x="12.559cm" svg:y="4.81cm">
          <draw:image xlink:href="">
            <text:p/>
          </draw:image>
        </draw:frame>
        <draw:custom-shape draw:name="Titel 1" draw:style-name="gr2" draw:text-style-name="P2" draw:layer="layout" svg:width="25.399cm" svg:height="1.523cm" svg:x="0cm" svg:y="0cm">
          <text:p text:style-name="P10"><text:span text:style-name="T1">Temperaturabhängigkeit der Magnetis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8" draw:text-style-name="P8" draw:layer="layout" svg:width="4.393cm" svg:height="1.013cm" svg:x="4.124cm" svg:y="13.439cm">
          <text:p text:style-name="P19"><text:span text:style-name="T6">Cluster-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8" draw:layer="layout" svg:width="3.322cm" svg:height="1.013cm" svg:x="17.317cm" svg:y="13.439cm">
          <text:p text:style-name="P19"><text:span text:style-name="T6">Metropo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>
        <draw:frame draw:name="Inhaltsplatzhalt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xml:id="id10" text:id="id10" text:style-name="P9"><text:span text:style-name="T5">Vorteile</text:span></text:p>
              </text:list-item>
            </text:list>
            <text:list text:style-name="L9">
              <text:list-item>
                <text:list>
                  <text:list-item>
                    <text:p xml:id="id11" text:id="id11" text:style-name="P20"><text:span text:style-name="T7">Schnelle Konvergenz bei Tc</text:span></text:p>
                  </text:list-item>
                  <text:list-item>
                    <text:p xml:id="id12" text:id="id12" text:style-name="P20"><text:span text:style-name="T7">Sehr Effizient</text:span></text:p>
                  </text:list-item>
                  <text:list-item>
                    <text:p xml:id="id13" text:id="id13" text:style-name="P20"><text:span text:style-name="T7">Verhindern von Verklemmungen</text:span></text:p>
                  </text:list-item>
                </text:list>
              </text:list-item>
              <text:list-item>
                <text:p xml:id="id14" text:id="id14" text:style-name="P9"><text:span text:style-name="T5">Nachteile</text:span></text:p>
                <text:list>
                  <text:list-item>
                    <text:p xml:id="id15" text:id="id15" text:style-name="P20"><text:span text:style-name="T7">Nur Absolutbetrag der Magnetisierung</text:span></text:p>
                  </text:list-item>
                  <text:list-item>
                    <text:p xml:id="id16" text:id="id16" text:style-name="P20"><text:span text:style-name="T7">Schlecht, wenn von Tc entfernt</text:span></text:p>
                  </text:list-item>
                  <text:list-item>
                    <text:p xml:id="id17" text:id="id17" text:style-name="P20"><text:span text:style-name="T7">Kein äußeres Magnetfeld</text:span></text:p>
                  </text:list-item>
                </text:list>
              </text:list-item>
            </text:list>
          </draw:text-box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Titel 1" draw:style-name="gr2" draw:text-style-name="P2" draw:layer="layout" svg:width="25.399cm" svg:height="1.523cm" svg:x="0cm" svg:y="0cm">
          <text:p text:style-name="P10"><text:span text:style-name="T1">Vor- und Nachteile vom Cluster-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>
        <draw:frame draw:name="Inhaltsplatzhalter 2" presentation:style-name="pr6" draw:text-style-name="P4" draw:layer="layout" svg:width="22.859cm" svg:height="12.571cm" svg:x="1.27cm" svg:y="4.445cm" presentation:class="outline" presentation:user-transformed="true">
          <draw:text-box>
            <text:p text:style-name="P9"><text:span text:style-name="T5"/></text:p>
            <text:list text:style-name="L4">
              <text:list-item>
                <text:p text:style-name="P9"><text:span text:style-name="T5">Beobachtung Phasenübergang &amp; Abschätzung der Curie-Temperatur möglich</text:span></text:p>
              </text:list-item>
              <text:list-item>
                <text:p text:style-name="P9"><text:span text:style-name="T5">Untersuchung von Schaltvorgängen in Ferromagneten prinzipiell möglich</text:span></text:p>
              </text:list-item>
              <text:list-item>
                <text:p text:style-name="P9"><text:span text:style-name="T5">Cluster-Update muss abgewägt werden</text:span></text:p>
              </text:list-item>
            </text:list>
          </draw:text-box>
        </draw:frame>
        <draw:frame draw:name="Fußzeilenplatzhalter 3" presentation:style-name="pr7" draw:text-style-name="P6" draw:layer="layout" svg:width="8.042cm" svg:height="1.013cm" svg:x="8.678cm" svg:y="17.657cm" presentation:class="footer" presentation:user-transformed="true">
          <draw:text-box>
            <text:p text:style-name="P5"><text:span text:style-name="T3">Niek Andresen Robert Hartmann Jan Fabian Schmid</text:span></text:p>
          </draw:text-box>
        </draw:frame>
        <draw:frame draw:name="Foliennummernplatzhalt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Titel 1" draw:style-name="gr2" draw:text-style-name="P2" draw:layer="layout" svg:width="25.399cm" svg:height="1.523cm" svg:x="0cm" svg:y="0cm">
          <text:p text:style-name="P10"><text:span text:style-name="T1">Faz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start"/>
      <style:text-properties fo:font-size="32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2-19">19.02.15</text:date></text:span></text:p>
        </draw:text-box>
      </draw:frame>
      <draw:frame draw:name="Fußzeilenplatzhalter 4" presentation:style-name="Mpr2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2">Niek Andresen Robert Hartmann Jan Fabian Schmid</text:span></text:p>
        </draw:text-box>
      </draw:frame>
      <draw:frame draw:name="Foliennummernplatzhalt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9"><text:span text:style-name="MT3">Klicken Sie, um die Formate des Gliederungstextes zu bearbeiten</text:span></text:p>
              <text:list>
                <text:list-item>
                  <text:p text:style-name="MP9"><text:span text:style-name="MT3">Zweite Gliederungsebene</text:span></text:p>
                  <text:list>
                    <text:list-item>
                      <text:p text:style-name="MP9"><text:span text:style-name="MT3">Dritte Gliederungsebene</text:span></text:p>
                      <text:list>
                        <text:list-item>
                          <text:p text:style-name="MP9"><text:span text:style-name="MT3">Vierte Gliederungsebene</text:span></text:p>
                          <text:list>
                            <text:list-item>
                              <text:p text:style-name="MP9"><text:span text:style-name="MT3">Fünfte Gliederungsebene</text:span></text:p>
                              <text:list>
                                <text:list-item>
                                  <text:p text:style-name="MP9"><text:span text:style-name="MT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iebente GliederungsebeneTextmasterformat bearbeiten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2-19">19.02.15</text:date></text:span></text:p>
        </draw:text-box>
      </draw:frame>
      <draw:frame draw:name="Fußzeilenplatzhalter 4" presentation:style-name="Mpr7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2">Niek Andresen Robert Hartmann Jan Fabian Schmid</text:span></text:p>
        </draw:text-box>
      </draw:frame>
      <draw:frame draw:name="Foliennummernplatzhalt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mer&gt;</text:page-number>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2$Windows_x86 LibreOffice_project/185f2ce4dcc34af9bd97dec29e6d42c39557298f</meta:generator>
    <dc:date>2015-02-19T13:31:38.189000000</dc:date>
    <meta:editing-duration>P0D</meta:editing-duration>
    <meta:editing-cycles>1</meta:editing-cycles>
    <meta:document-statistic meta:object-count="178"/>
  </office:meta>
</office:document-meta>
</file>